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6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Tabelle1" table:style-name="ta1">
        <table:table-column table:style-name="co1" table:number-columns-repeated="3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60">
            <text:p>160</text:p>
          </table:table-cell>
          <table:table-cell office:value-type="float" office:value="4.41">
            <text:p>4,41</text:p>
          </table:table-cell>
          <table:table-cell office:value-type="float" office:value="1365">
            <text:p>1365</text:p>
          </table:table-cell>
          <table:table-cell table:formula="of:=[.C1]/10/60*2*PI()" office:value-type="float" office:value="14.2942465738336">
            <text:p>14,2942465738</text:p>
          </table:table-cell>
          <table:table-cell table:formula="of:=(0.0225*0.11*9.81)/([.D1]/[.B1])" office:value-type="float" office:value="0.00749068493725333">
            <text:p>0,0074906849</text:p>
          </table:table-cell>
          <table:table-cell/>
          <table:table-cell office:value-type="float" office:value="0">
            <text:p>0</text:p>
          </table:table-cell>
          <table:table-cell office:value-type="float" office:value="4685">
            <text:p>4685</text:p>
          </table:table-cell>
          <table:table-cell office:value-type="float" office:value="4588">
            <text:p>4588</text:p>
          </table:table-cell>
          <table:table-cell office:value-type="float" office:value="4084">
            <text:p>4084</text:p>
          </table:table-cell>
          <table:table-cell table:number-columns-repeated="3"/>
          <table:table-cell office:value-type="float" office:value="4905">
            <text:p>4905</text:p>
          </table:table-cell>
          <table:table-cell office:value-type="float" office:value="3258">
            <text:p>3258</text:p>
          </table:table-cell>
          <table:table-cell office:value-type="float" office:value="42">
            <text:p>42</text:p>
          </table:table-cell>
          <table:table-cell table:formula="of:=([.N1]+[.O1])/2" office:value-type="float" office:value="4081.5">
            <text:p>4081,5</text:p>
          </table:table-cell>
          <table:table-cell table:formula="of:=[.Q1]*2*3.14/600" office:value-type="float" office:value="42.7197">
            <text:p>42,7197</text:p>
          </table:table-cell>
          <table:table-cell/>
          <table:table-cell office:value-type="float" office:value="6098">
            <text:p>6098</text:p>
          </table:table-cell>
          <table:table-cell office:value-type="float" office:value="5143">
            <text:p>5143</text:p>
          </table:table-cell>
          <table:table-cell office:value-type="float" office:value="10.7">
            <text:p>10,7</text:p>
          </table:table-cell>
          <table:table-cell table:formula="of:=([.T1]+[.U1])/2" office:value-type="float" office:value="5620.5">
            <text:p>5620,5</text:p>
          </table:table-cell>
          <table:table-cell table:formula="of:=[.W1]*2*3.14/600" office:value-type="float" office:value="58.8279">
            <text:p>58,8279</text:p>
          </table:table-cell>
          <table:table-cell/>
          <table:table-cell office:value-type="float" office:value="3573">
            <text:p>3573</text:p>
          </table:table-cell>
          <table:table-cell office:value-type="float" office:value="3281">
            <text:p>3281</text:p>
          </table:table-cell>
          <table:table-cell office:value-type="float" office:value="5.28">
            <text:p>5,28</text:p>
          </table:table-cell>
          <table:table-cell table:formula="of:=([.Z1]+[.AA1])/2" office:value-type="float" office:value="3427">
            <text:p>3427</text:p>
          </table:table-cell>
          <table:table-cell table:formula="of:=1/([.AB1]/5)" office:value-type="float" office:value="0.946969696969697">
            <text:p>0,946969697</text:p>
          </table:table-cell>
          <table:table-cell table:number-columns-repeated="3"/>
        </table:table-row>
        <table:table-row table:style-name="ro1">
          <table:table-cell table:formula="of:=[.A1]" office:value-type="float" office:value="160">
            <text:p>160</text:p>
          </table:table-cell>
          <table:table-cell office:value-type="float" office:value="4.09">
            <text:p>4,09</text:p>
          </table:table-cell>
          <table:table-cell office:value-type="float" office:value="1295">
            <text:p>1295</text:p>
          </table:table-cell>
          <table:table-cell table:formula="of:=[.C2]/10/60*2*PI()" office:value-type="float" office:value="13.5612082879959">
            <text:p>13,561208288</text:p>
          </table:table-cell>
          <table:table-cell table:formula="of:=(0.0225*0.11*9.81)/([.D2]/[.B2])" office:value-type="float" office:value="0.00732266442569883">
            <text:p>0,0073226644</text:p>
          </table:table-cell>
          <table:table-cell/>
          <table:table-cell table:formula="of:=5+[.G1]" office:value-type="float" office:value="5">
            <text:p>5</text:p>
          </table:table-cell>
          <table:table-cell office:value-type="float" office:value="4500">
            <text:p>4500</text:p>
          </table:table-cell>
          <table:table-cell office:value-type="float" office:value="4367">
            <text:p>4367</text:p>
          </table:table-cell>
          <table:table-cell office:value-type="float" office:value="3888">
            <text:p>3888</text:p>
          </table:table-cell>
          <table:table-cell table:number-columns-repeated="3"/>
          <table:table-cell office:value-type="float" office:value="3258">
            <text:p>3258</text:p>
          </table:table-cell>
          <table:table-cell office:value-type="float" office:value="2606">
            <text:p>2606</text:p>
          </table:table-cell>
          <table:table-cell office:value-type="float" office:value="27">
            <text:p>27</text:p>
          </table:table-cell>
          <table:table-cell table:formula="of:=([.N2]+[.O2])/2" office:value-type="float" office:value="2932">
            <text:p>2932</text:p>
          </table:table-cell>
          <table:table-cell table:formula="of:=[.Q2]*2*3.14/600" office:value-type="float" office:value="30.6882666666667">
            <text:p>30,6882666667</text:p>
          </table:table-cell>
          <table:table-cell/>
          <table:table-cell office:value-type="float" office:value="9941">
            <text:p>9941</text:p>
          </table:table-cell>
          <table:table-cell office:value-type="float" office:value="8207">
            <text:p>8207</text:p>
          </table:table-cell>
          <table:table-cell office:value-type="float" office:value="14.41">
            <text:p>14,41</text:p>
          </table:table-cell>
          <table:table-cell table:formula="of:=([.T2]+[.U2])/2" office:value-type="float" office:value="9074">
            <text:p>9074</text:p>
          </table:table-cell>
          <table:table-cell table:formula="of:=[.W2]*2*3.14/600" office:value-type="float" office:value="94.9745333333333">
            <text:p>94,9745333333</text:p>
          </table:table-cell>
          <table:table-cell/>
          <table:table-cell office:value-type="float" office:value="2784">
            <text:p>2784</text:p>
          </table:table-cell>
          <table:table-cell office:value-type="float" office:value="2602">
            <text:p>2602</text:p>
          </table:table-cell>
          <table:table-cell office:value-type="float" office:value="5.5">
            <text:p>5,5</text:p>
          </table:table-cell>
          <table:table-cell table:formula="of:=([.Z2]+[.AA2])/2" office:value-type="float" office:value="2693">
            <text:p>2693</text:p>
          </table:table-cell>
          <table:table-cell table:formula="of:=1/([.AB2]/5)" office:value-type="float" office:value="0.909090909090909">
            <text:p>0,9090909091</text:p>
          </table:table-cell>
          <table:table-cell table:number-columns-repeated="3"/>
        </table:table-row>
        <table:table-row table:style-name="ro1">
          <table:table-cell table:formula="of:=[.A2]" office:value-type="float" office:value="160">
            <text:p>160</text:p>
          </table:table-cell>
          <table:table-cell office:value-type="float" office:value="4.09">
            <text:p>4,09</text:p>
          </table:table-cell>
          <table:table-cell office:value-type="float" office:value="1394">
            <text:p>1394</text:p>
          </table:table-cell>
          <table:table-cell table:formula="of:=[.C3]/10/60*2*PI()" office:value-type="float" office:value="14.5979338636806">
            <text:p>14,5979338637</text:p>
          </table:table-cell>
          <table:table-cell table:formula="of:=(0.0225*0.11*9.81)/([.D3]/[.B3])" office:value-type="float" office:value="0.006802618673802">
            <text:p>0,0068026187</text:p>
          </table:table-cell>
          <table:table-cell/>
          <table:table-cell table:formula="of:=5+[.G2]" office:value-type="float" office:value="10">
            <text:p>10</text:p>
          </table:table-cell>
          <table:table-cell office:value-type="float" office:value="4368">
            <text:p>4368</text:p>
          </table:table-cell>
          <table:table-cell office:value-type="float" office:value="4208">
            <text:p>4208</text:p>
          </table:table-cell>
          <table:table-cell office:value-type="float" office:value="3605">
            <text:p>3605</text:p>
          </table:table-cell>
          <table:table-cell table:number-columns-repeated="3"/>
          <table:table-cell office:value-type="float" office:value="2606">
            <text:p>2606</text:p>
          </table:table-cell>
          <table:table-cell office:value-type="float" office:value="2051">
            <text:p>2051</text:p>
          </table:table-cell>
          <table:table-cell office:value-type="float" office:value="21.28">
            <text:p>21,28</text:p>
          </table:table-cell>
          <table:table-cell table:formula="of:=([.N3]+[.O3])/2" office:value-type="float" office:value="2328.5">
            <text:p>2328,5</text:p>
          </table:table-cell>
          <table:table-cell table:formula="of:=[.Q3]*2*3.14/600" office:value-type="float" office:value="24.3716333333333">
            <text:p>24,3716333333</text:p>
          </table:table-cell>
          <table:table-cell/>
          <table:table-cell office:value-type="float" office:value="8207">
            <text:p>8207</text:p>
          </table:table-cell>
          <table:table-cell office:value-type="float" office:value="7078">
            <text:p>7078</text:p>
          </table:table-cell>
          <table:table-cell office:value-type="float" office:value="13.87">
            <text:p>13,87</text:p>
          </table:table-cell>
          <table:table-cell table:formula="of:=([.T3]+[.U3])/2" office:value-type="float" office:value="7642.5">
            <text:p>7642,5</text:p>
          </table:table-cell>
          <table:table-cell table:formula="of:=[.W3]*2*3.14/600" office:value-type="float" office:value="79.9915">
            <text:p>79,9915</text:p>
          </table:table-cell>
          <table:table-cell/>
          <table:table-cell office:value-type="float" office:value="2876">
            <text:p>2876</text:p>
          </table:table-cell>
          <table:table-cell office:value-type="float" office:value="2494">
            <text:p>2494</text:p>
          </table:table-cell>
          <table:table-cell office:value-type="float" office:value="7.53">
            <text:p>7,53</text:p>
          </table:table-cell>
          <table:table-cell table:formula="of:=([.Z3]+[.AA3])/2" office:value-type="float" office:value="2685">
            <text:p>2685</text:p>
          </table:table-cell>
          <table:table-cell table:formula="of:=1/([.AB3]/5)" office:value-type="float" office:value="0.664010624169987">
            <text:p>0,6640106242</text:p>
          </table:table-cell>
          <table:table-cell table:number-columns-repeated="3"/>
        </table:table-row>
        <table:table-row table:style-name="ro1">
          <table:table-cell table:formula="of:=[.A3]"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339">
            <text:p>1339</text:p>
          </table:table-cell>
          <table:table-cell table:formula="of:=[.C4]/10/60*2*PI()" office:value-type="float" office:value="14.0219752105224">
            <text:p>14,0219752105</text:p>
          </table:table-cell>
          <table:table-cell table:formula="of:=(0.0225*0.11*9.81)/([.D4]/[.B4])" office:value-type="float" office:value="0.0069261996645893">
            <text:p>0,0069261997</text:p>
          </table:table-cell>
          <table:table-cell/>
          <table:table-cell table:formula="of:=5+[.G3]" office:value-type="float" office:value="15">
            <text:p>15</text:p>
          </table:table-cell>
          <table:table-cell office:value-type="float" office:value="4151">
            <text:p>4151</text:p>
          </table:table-cell>
          <table:table-cell office:value-type="float" office:value="4088">
            <text:p>4088</text:p>
          </table:table-cell>
          <table:table-cell office:value-type="float" office:value="3549">
            <text:p>3549</text:p>
          </table:table-cell>
          <table:table-cell table:number-columns-repeated="3"/>
          <table:table-cell office:value-type="float" office:value="5088">
            <text:p>5088</text:p>
          </table:table-cell>
          <table:table-cell office:value-type="float" office:value="3476">
            <text:p>3476</text:p>
          </table:table-cell>
          <table:table-cell office:value-type="float" office:value="44.57">
            <text:p>44,57</text:p>
          </table:table-cell>
          <table:table-cell table:formula="of:=([.N4]+[.O4])/2" office:value-type="float" office:value="4282">
            <text:p>4282</text:p>
          </table:table-cell>
          <table:table-cell table:formula="of:=[.Q4]*2*3.14/600" office:value-type="float" office:value="44.8182666666667">
            <text:p>44,8182666667</text:p>
          </table:table-cell>
          <table:table-cell/>
          <table:table-cell office:value-type="float" office:value="7078">
            <text:p>7078</text:p>
          </table:table-cell>
          <table:table-cell office:value-type="float" office:value="6737">
            <text:p>6737</text:p>
          </table:table-cell>
          <table:table-cell office:value-type="float" office:value="12.16">
            <text:p>12,16</text:p>
          </table:table-cell>
          <table:table-cell table:formula="of:=([.T4]+[.U4])/2" office:value-type="float" office:value="6907.5">
            <text:p>6907,5</text:p>
          </table:table-cell>
          <table:table-cell table:formula="of:=[.W4]*2*3.14/600" office:value-type="float" office:value="72.2985">
            <text:p>72,2985</text:p>
          </table:table-cell>
          <table:table-cell/>
          <table:table-cell office:value-type="float" office:value="2420">
            <text:p>2420</text:p>
          </table:table-cell>
          <table:table-cell office:value-type="float" office:value="2227">
            <text:p>2227</text:p>
          </table:table-cell>
          <table:table-cell office:value-type="float" office:value="7.66">
            <text:p>7,66</text:p>
          </table:table-cell>
          <table:table-cell table:formula="of:=([.Z4]+[.AA4])/2" office:value-type="float" office:value="2323.5">
            <text:p>2323,5</text:p>
          </table:table-cell>
          <table:table-cell table:formula="of:=1/([.AB4]/5)" office:value-type="float" office:value="0.652741514360313">
            <text:p>0,6527415144</text:p>
          </table:table-cell>
          <table:table-cell table:number-columns-repeated="3"/>
        </table:table-row>
        <table:table-row table:style-name="ro1">
          <table:table-cell table:formula="of:=[.A4]" office:value-type="float" office:value="160">
            <text:p>160</text:p>
          </table:table-cell>
          <table:table-cell office:value-type="float" office:value="3.87">
            <text:p>3,87</text:p>
          </table:table-cell>
          <table:table-cell office:value-type="float" office:value="1336">
            <text:p>1336</text:p>
          </table:table-cell>
          <table:table-cell table:formula="of:=[.C5]/10/60*2*PI()" office:value-type="float" office:value="13.9905592839865">
            <text:p>13,990559284</text:p>
          </table:table-cell>
          <table:table-cell table:formula="of:=(0.0225*0.11*9.81)/([.D5]/[.B5])" office:value-type="float" office:value="0.00671614555163271">
            <text:p>0,0067161456</text:p>
          </table:table-cell>
          <table:table-cell/>
          <table:table-cell table:formula="of:=5+[.G4]" office:value-type="float" office:value="20">
            <text:p>20</text:p>
          </table:table-cell>
          <table:table-cell office:value-type="float" office:value="3999">
            <text:p>3999</text:p>
          </table:table-cell>
          <table:table-cell office:value-type="float" office:value="3906">
            <text:p>3906</text:p>
          </table:table-cell>
          <table:table-cell office:value-type="float" office:value="3405">
            <text:p>3405</text:p>
          </table:table-cell>
          <table:table-cell table:number-columns-repeated="3"/>
          <table:table-cell office:value-type="float" office:value="3476">
            <text:p>3476</text:p>
          </table:table-cell>
          <table:table-cell office:value-type="float" office:value="2754">
            <text:p>2754</text:p>
          </table:table-cell>
          <table:table-cell office:value-type="float" office:value="33.78">
            <text:p>33,78</text:p>
          </table:table-cell>
          <table:table-cell table:formula="of:=([.N5]+[.O5])/2" office:value-type="float" office:value="3115">
            <text:p>3115</text:p>
          </table:table-cell>
          <table:table-cell table:formula="of:=[.Q5]*2*3.14/600" office:value-type="float" office:value="32.6036666666667">
            <text:p>32,6036666667</text:p>
          </table:table-cell>
          <table:table-cell/>
          <table:table-cell office:value-type="float" office:value="6737">
            <text:p>6737</text:p>
          </table:table-cell>
          <table:table-cell office:value-type="float" office:value="6309">
            <text:p>6309</text:p>
          </table:table-cell>
          <table:table-cell office:value-type="float" office:value="9.81">
            <text:p>9,81</text:p>
          </table:table-cell>
          <table:table-cell table:formula="of:=([.T5]+[.U5])/2" office:value-type="float" office:value="6523">
            <text:p>6523</text:p>
          </table:table-cell>
          <table:table-cell table:formula="of:=[.W5]*2*3.14/600" office:value-type="float" office:value="68.2740666666667">
            <text:p>68,2740666667</text:p>
          </table:table-cell>
          <table:table-cell/>
          <table:table-cell office:value-type="float" office:value="2784">
            <text:p>2784</text:p>
          </table:table-cell>
          <table:table-cell office:value-type="float" office:value="2602">
            <text:p>2602</text:p>
          </table:table-cell>
          <table:table-cell office:value-type="float" office:value="5.5">
            <text:p>5,5</text:p>
          </table:table-cell>
          <table:table-cell table:formula="of:=([.Z5]+[.AA5])/2" office:value-type="float" office:value="2693">
            <text:p>2693</text:p>
          </table:table-cell>
          <table:table-cell table:formula="of:=1/([.AB5]/5)" office:value-type="float" office:value="0.909090909090909">
            <text:p>0,9090909091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.78">
            <text:p>4,78</text:p>
          </table:table-cell>
          <table:table-cell office:value-type="float" office:value="1097">
            <text:p>1097</text:p>
          </table:table-cell>
          <table:table-cell table:formula="of:=[.C6]/10/60*2*PI()" office:value-type="float" office:value="11.4877571366267">
            <text:p>11,4877571366</text:p>
          </table:table-cell>
          <table:table-cell table:formula="of:=(0.0225*0.16*9.81)/([.D6]/[.B6])" office:value-type="float" office:value="0.0146948162284679">
            <text:p>0,0146948162</text:p>
          </table:table-cell>
          <table:table-cell/>
          <table:table-cell table:formula="of:=5+[.G5]" office:value-type="float" office:value="25">
            <text:p>25</text:p>
          </table:table-cell>
          <table:table-cell office:value-type="float" office:value="3888">
            <text:p>3888</text:p>
          </table:table-cell>
          <table:table-cell office:value-type="float" office:value="3765">
            <text:p>3765</text:p>
          </table:table-cell>
          <table:table-cell office:value-type="float" office:value="3282">
            <text:p>3282</text:p>
          </table:table-cell>
          <table:table-cell table:number-columns-repeated="3"/>
          <table:table-cell office:value-type="float" office:value="2754">
            <text:p>2754</text:p>
          </table:table-cell>
          <table:table-cell office:value-type="float" office:value="2155">
            <text:p>2155</text:p>
          </table:table-cell>
          <table:table-cell office:value-type="float" office:value="23">
            <text:p>23</text:p>
          </table:table-cell>
          <table:table-cell table:formula="of:=([.N6]+[.O6])/2" office:value-type="float" office:value="2454.5">
            <text:p>2454,5</text:p>
          </table:table-cell>
          <table:table-cell table:formula="of:=[.Q6]*2*3.14/600" office:value-type="float" office:value="25.6904333333333">
            <text:p>25,6904333333</text:p>
          </table:table-cell>
          <table:table-cell/>
          <table:table-cell office:value-type="float" office:value="6309">
            <text:p>6309</text:p>
          </table:table-cell>
          <table:table-cell office:value-type="float" office:value="5536">
            <text:p>5536</text:p>
          </table:table-cell>
          <table:table-cell office:value-type="float" office:value="8.13">
            <text:p>8,13</text:p>
          </table:table-cell>
          <table:table-cell table:formula="of:=([.T6]+[.U6])/2" office:value-type="float" office:value="5922.5">
            <text:p>5922,5</text:p>
          </table:table-cell>
          <table:table-cell table:formula="of:=[.W6]*2*3.14/600" office:value-type="float" office:value="61.9888333333333">
            <text:p>61,9888333333</text:p>
          </table:table-cell>
          <table:table-cell/>
          <table:table-cell office:value-type="float" office:value="2128">
            <text:p>2128</text:p>
          </table:table-cell>
          <table:table-cell office:value-type="float" office:value="1952">
            <text:p>1952</text:p>
          </table:table-cell>
          <table:table-cell office:value-type="float" office:value="8.25">
            <text:p>8,25</text:p>
          </table:table-cell>
          <table:table-cell table:formula="of:=([.Z6]+[.AA6])/2" office:value-type="float" office:value="2040">
            <text:p>2040</text:p>
          </table:table-cell>
          <table:table-cell table:formula="of:=1/([.AB6]/5)" office:value-type="float" office:value="0.606060606060606">
            <text:p>0,6060606061</text:p>
          </table:table-cell>
          <table:table-cell table:number-columns-repeated="3"/>
        </table:table-row>
        <table:table-row table:style-name="ro1">
          <table:table-cell table:formula="of:=[.A6]" office:value-type="float" office:value="110">
            <text:p>110</text:p>
          </table:table-cell>
          <table:table-cell office:value-type="float" office:value="4.59">
            <text:p>4,59</text:p>
          </table:table-cell>
          <table:table-cell office:value-type="float" office:value="1122">
            <text:p>1122</text:p>
          </table:table-cell>
          <table:table-cell table:formula="of:=[.C7]/10/60*2*PI()" office:value-type="float" office:value="11.7495565244258">
            <text:p>11,7495565244</text:p>
          </table:table-cell>
          <table:table-cell table:formula="of:=(0.0225*0.11*9.81)/([.D7]/[.B7])" office:value-type="float" office:value="0.00948495819976882">
            <text:p>0,0094849582</text:p>
          </table:table-cell>
          <table:table-cell/>
          <table:table-cell table:formula="of:=5+[.G6]" office:value-type="float" office:value="30">
            <text:p>30</text:p>
          </table:table-cell>
          <table:table-cell office:value-type="float" office:value="3776">
            <text:p>3776</text:p>
          </table:table-cell>
          <table:table-cell office:value-type="float" office:value="3605">
            <text:p>3605</text:p>
          </table:table-cell>
          <table:table-cell office:value-type="float" office:value="3188">
            <text:p>3188</text:p>
          </table:table-cell>
          <table:table-cell table:number-columns-repeated="3"/>
          <table:table-cell office:value-type="float" office:value="6788">
            <text:p>6788</text:p>
          </table:table-cell>
          <table:table-cell office:value-type="float" office:value="4213">
            <text:p>4213</text:p>
          </table:table-cell>
          <table:table-cell office:value-type="float" office:value="56.74">
            <text:p>56,74</text:p>
          </table:table-cell>
          <table:table-cell table:formula="of:=([.N7]+[.O7])/2" office:value-type="float" office:value="5500.5">
            <text:p>5500,5</text:p>
          </table:table-cell>
          <table:table-cell table:formula="of:=[.Q7]*2*3.14/600" office:value-type="float" office:value="57.5719">
            <text:p>57,5719</text:p>
          </table:table-cell>
          <table:table-cell/>
          <table:table-cell office:value-type="float" office:value="5536">
            <text:p>5536</text:p>
          </table:table-cell>
          <table:table-cell office:value-type="float" office:value="5276">
            <text:p>5276</text:p>
          </table:table-cell>
          <table:table-cell office:value-type="float" office:value="8.35">
            <text:p>8,35</text:p>
          </table:table-cell>
          <table:table-cell table:formula="of:=([.T7]+[.U7])/2" office:value-type="float" office:value="5406">
            <text:p>5406</text:p>
          </table:table-cell>
          <table:table-cell table:formula="of:=[.W7]*2*3.14/600" office:value-type="float" office:value="56.5828">
            <text:p>56,5828</text:p>
          </table:table-cell>
          <table:table-cell/>
          <table:table-cell office:value-type="float" office:value="5610">
            <text:p>5610</text:p>
          </table:table-cell>
          <table:table-cell office:value-type="float" office:value="5115">
            <text:p>5115</text:p>
          </table:table-cell>
          <table:table-cell office:value-type="float" office:value="5.66">
            <text:p>5,66</text:p>
          </table:table-cell>
          <table:table-cell table:formula="of:=([.Z7]+[.AA7])/2" office:value-type="float" office:value="5362.5">
            <text:p>5362,5</text:p>
          </table:table-cell>
          <table:table-cell table:formula="of:=1/([.AB7]/5)" office:value-type="float" office:value="0.88339222614841">
            <text:p>0,8833922261</text:p>
          </table:table-cell>
          <table:table-cell table:number-columns-repeated="3"/>
        </table:table-row>
        <table:table-row table:style-name="ro1">
          <table:table-cell table:formula="of:=[.A7]" office:value-type="float" office:value="110">
            <text:p>110</text:p>
          </table:table-cell>
          <table:table-cell office:value-type="float" office:value="4.59">
            <text:p>4,59</text:p>
          </table:table-cell>
          <table:table-cell office:value-type="float" office:value="1138">
            <text:p>1138</text:p>
          </table:table-cell>
          <table:table-cell table:formula="of:=[.C8]/10/60*2*PI()" office:value-type="float" office:value="11.9171081326173">
            <text:p>11,9171081326</text:p>
          </table:table-cell>
          <table:table-cell table:formula="of:=(0.0225*0.11*9.81)/([.D8]/[.B8])" office:value-type="float" office:value="0.0093516020212132">
            <text:p>0,009351602</text:p>
          </table:table-cell>
          <table:table-cell/>
          <table:table-cell table:formula="of:=5+[.G7]" office:value-type="float" office:value="35">
            <text:p>35</text:p>
          </table:table-cell>
          <table:table-cell office:value-type="float" office:value="3365">
            <text:p>3365</text:p>
          </table:table-cell>
          <table:table-cell office:value-type="float" office:value="3477">
            <text:p>3477</text:p>
          </table:table-cell>
          <table:table-cell office:value-type="float" office:value="3031">
            <text:p>3031</text:p>
          </table:table-cell>
          <table:table-cell table:number-columns-repeated="3"/>
          <table:table-cell office:value-type="float" office:value="4213">
            <text:p>4213</text:p>
          </table:table-cell>
          <table:table-cell office:value-type="float" office:value="3123">
            <text:p>3123</text:p>
          </table:table-cell>
          <table:table-cell office:value-type="float" office:value="33.35">
            <text:p>33,35</text:p>
          </table:table-cell>
          <table:table-cell table:formula="of:=([.N8]+[.O8])/2" office:value-type="float" office:value="3668">
            <text:p>3668</text:p>
          </table:table-cell>
          <table:table-cell table:formula="of:=[.Q8]*2*3.14/600" office:value-type="float" office:value="38.3917333333333">
            <text:p>38,3917333333</text:p>
          </table:table-cell>
          <table:table-cell/>
          <table:table-cell office:value-type="float" office:value="4610">
            <text:p>4610</text:p>
          </table:table-cell>
          <table:table-cell office:value-type="float" office:value="4367">
            <text:p>4367</text:p>
          </table:table-cell>
          <table:table-cell office:value-type="float" office:value="7.77">
            <text:p>7,77</text:p>
          </table:table-cell>
          <table:table-cell table:formula="of:=([.T8]+[.U8])/2" office:value-type="float" office:value="4488.5">
            <text:p>4488,5</text:p>
          </table:table-cell>
          <table:table-cell table:formula="of:=[.W8]*2*3.14/600" office:value-type="float" office:value="46.9796333333333">
            <text:p>46,9796333333</text:p>
          </table:table-cell>
          <table:table-cell/>
          <table:table-cell office:value-type="float" office:value="2134">
            <text:p>2134</text:p>
          </table:table-cell>
          <table:table-cell office:value-type="float" office:value="2003">
            <text:p>2003</text:p>
          </table:table-cell>
          <table:table-cell office:value-type="float" office:value="6.47">
            <text:p>6,47</text:p>
          </table:table-cell>
          <table:table-cell table:formula="of:=([.Z8]+[.AA8])/2" office:value-type="float" office:value="2068.5">
            <text:p>2068,5</text:p>
          </table:table-cell>
          <table:table-cell table:formula="of:=1/([.AB8]/5)" office:value-type="float" office:value="0.772797527047913">
            <text:p>0,772797527</text:p>
          </table:table-cell>
          <table:table-cell table:number-columns-repeated="3"/>
        </table:table-row>
        <table:table-row table:style-name="ro1">
          <table:table-cell table:formula="of:=[.A8]" office:value-type="float" office:value="110">
            <text:p>110</text:p>
          </table:table-cell>
          <table:table-cell office:value-type="float" office:value="4.59">
            <text:p>4,59</text:p>
          </table:table-cell>
          <table:table-cell office:value-type="float" office:value="1137">
            <text:p>1137</text:p>
          </table:table-cell>
          <table:table-cell table:formula="of:=[.C9]/10/60*2*PI()" office:value-type="float" office:value="11.9066361571053">
            <text:p>11,9066361571</text:p>
          </table:table-cell>
          <table:table-cell table:formula="of:=(0.0225*0.11*9.81)/([.D9]/[.B9])" office:value-type="float" office:value="0.00935982682510169">
            <text:p>0,0093598268</text:p>
          </table:table-cell>
          <table:table-cell/>
          <table:table-cell table:formula="of:=5+[.G8]" office:value-type="float" office:value="40">
            <text:p>40</text:p>
          </table:table-cell>
          <table:table-cell office:value-type="float" office:value="3443">
            <text:p>3443</text:p>
          </table:table-cell>
          <table:table-cell office:value-type="float" office:value="3335">
            <text:p>3335</text:p>
          </table:table-cell>
          <table:table-cell office:value-type="float" office:value="2937">
            <text:p>2937</text:p>
          </table:table-cell>
          <table:table-cell table:number-columns-repeated="3"/>
          <table:table-cell office:value-type="float" office:value="3132">
            <text:p>3132</text:p>
          </table:table-cell>
          <table:table-cell office:value-type="float" office:value="2560">
            <text:p>2560</text:p>
          </table:table-cell>
          <table:table-cell office:value-type="float" office:value="28.53">
            <text:p>28,53</text:p>
          </table:table-cell>
          <table:table-cell table:formula="of:=([.N9]+[.O9])/2" office:value-type="float" office:value="2846">
            <text:p>2846</text:p>
          </table:table-cell>
          <table:table-cell table:formula="of:=[.Q9]*2*3.14/600" office:value-type="float" office:value="29.7881333333333">
            <text:p>29,7881333333</text:p>
          </table:table-cell>
          <table:table-cell/>
          <table:table-cell office:value-type="float" office:value="4367">
            <text:p>4367</text:p>
          </table:table-cell>
          <table:table-cell office:value-type="float" office:value="4196">
            <text:p>4196</text:p>
          </table:table-cell>
          <table:table-cell office:value-type="float" office:value="7">
            <text:p>7</text:p>
          </table:table-cell>
          <table:table-cell table:formula="of:=([.T9]+[.U9])/2" office:value-type="float" office:value="4281.5">
            <text:p>4281,5</text:p>
          </table:table-cell>
          <table:table-cell table:formula="of:=[.W9]*2*3.14/600" office:value-type="float" office:value="44.8130333333333">
            <text:p>44,8130333333</text:p>
          </table:table-cell>
          <table:table-cell/>
          <table:table-cell office:value-type="float" office:value="1651">
            <text:p>1651</text:p>
          </table:table-cell>
          <table:table-cell office:value-type="float" office:value="1402">
            <text:p>1402</text:p>
          </table:table-cell>
          <table:table-cell office:value-type="float" office:value="10.68">
            <text:p>10,68</text:p>
          </table:table-cell>
          <table:table-cell table:formula="of:=([.Z9]+[.AA9])/2" office:value-type="float" office:value="1526.5">
            <text:p>1526,5</text:p>
          </table:table-cell>
          <table:table-cell table:formula="of:=1/([.AB9]/5)" office:value-type="float" office:value="0.468164794007491">
            <text:p>0,468164794</text:p>
          </table:table-cell>
          <table:table-cell table:number-columns-repeated="2"/>
          <table:table-cell table:formula="of:=10*3.14/[.AB1]" office:value-type="float" office:value="5.9469696969697">
            <text:p>5,946969697</text:p>
          </table:table-cell>
        </table:table-row>
        <table:table-row table:style-name="ro1">
          <table:table-cell table:formula="of:=[.A9]" office:value-type="float" office:value="110">
            <text:p>110</text:p>
          </table:table-cell>
          <table:table-cell office:value-type="float" office:value="4.53">
            <text:p>4,53</text:p>
          </table:table-cell>
          <table:table-cell office:value-type="float" office:value="1131">
            <text:p>1131</text:p>
          </table:table-cell>
          <table:table-cell table:formula="of:=[.C10]/10/60*2*PI()" office:value-type="float" office:value="11.8438043040335">
            <text:p>11,843804304</text:p>
          </table:table-cell>
          <table:table-cell table:formula="of:=(0.0225*0.11*9.81)/([.D10]/[.B10])" office:value-type="float" office:value="0.0092864813261515">
            <text:p>0,0092864813</text:p>
          </table:table-cell>
          <table:table-cell/>
          <table:table-cell table:formula="of:=5+[.G9]" office:value-type="float" office:value="45">
            <text:p>45</text:p>
          </table:table-cell>
          <table:table-cell table:number-columns-repeated="2" office:value-type="float" office:value="3214">
            <text:p>3214</text:p>
          </table:table-cell>
          <table:table-cell office:value-type="float" office:value="2813">
            <text:p>2813</text:p>
          </table:table-cell>
          <table:table-cell table:number-columns-repeated="3"/>
          <table:table-cell office:value-type="float" office:value="2560">
            <text:p>2560</text:p>
          </table:table-cell>
          <table:table-cell office:value-type="float" office:value="2034">
            <text:p>2034</text:p>
          </table:table-cell>
          <table:table-cell office:value-type="float" office:value="20.5">
            <text:p>20,5</text:p>
          </table:table-cell>
          <table:table-cell table:formula="of:=([.N10]+[.O10])/2" office:value-type="float" office:value="2297">
            <text:p>2297</text:p>
          </table:table-cell>
          <table:table-cell table:formula="of:=[.Q10]*2*3.14/600" office:value-type="float" office:value="24.0419333333333">
            <text:p>24,0419333333</text:p>
          </table:table-cell>
          <table:table-cell/>
          <table:table-cell office:value-type="float" office:value="7149">
            <text:p>7149</text:p>
          </table:table-cell>
          <table:table-cell office:value-type="float" office:value="6357">
            <text:p>6357</text:p>
          </table:table-cell>
          <table:table-cell office:value-type="float" office:value="12.22">
            <text:p>12,22</text:p>
          </table:table-cell>
          <table:table-cell table:formula="of:=([.T10]+[.U10])/2" office:value-type="float" office:value="6753">
            <text:p>6753</text:p>
          </table:table-cell>
          <table:table-cell table:formula="of:=[.W10]*2*3.14/600" office:value-type="float" office:value="70.6814">
            <text:p>70,6814</text:p>
          </table:table-cell>
          <table:table-cell table:number-columns-repeated="9"/>
        </table:table-row>
        <table:table-row table:style-name="ro1">
          <table:table-cell table:number-columns-repeated="6"/>
          <table:table-cell table:formula="of:=5+[.G10]" office:value-type="float" office:value="50">
            <text:p>50</text:p>
          </table:table-cell>
          <table:table-cell office:value-type="float" office:value="3175">
            <text:p>3175</text:p>
          </table:table-cell>
          <table:table-cell office:value-type="float" office:value="3096">
            <text:p>3096</text:p>
          </table:table-cell>
          <table:table-cell office:value-type="float" office:value="2708">
            <text:p>270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5+[.G11]" office:value-type="float" office:value="55">
            <text:p>55</text:p>
          </table:table-cell>
          <table:table-cell office:value-type="float" office:value="3062">
            <text:p>3062</text:p>
          </table:table-cell>
          <table:table-cell office:value-type="float" office:value="2949">
            <text:p>2949</text:p>
          </table:table-cell>
          <table:table-cell office:value-type="float" office:value="2606">
            <text:p>2606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5+[.G12]" office:value-type="float" office:value="60">
            <text:p>60</text:p>
          </table:table-cell>
          <table:table-cell office:value-type="float" office:value="2936">
            <text:p>2936</text:p>
          </table:table-cell>
          <table:table-cell office:value-type="float" office:value="2840">
            <text:p>2840</text:p>
          </table:table-cell>
          <table:table-cell office:value-type="float" office:value="2512">
            <text:p>2512</text:p>
          </table:table-cell>
          <table:table-cell table:number-columns-repeated="18"/>
          <table:table-cell table:style-name="ce5" office:value-type="float" office:value="5.28">
            <text:p>5,28</text:p>
          </table:table-cell>
          <table:table-cell table:style-name="ce5" table:formula="of:=2*3.14*[.AD1]" office:value-type="float" office:value="5.9469696969697">
            <text:p>5,95</text:p>
          </table:table-cell>
          <table:table-cell table:style-name="ce5" table:formula="of:=[.AC1]*2*3.14/600" office:value-type="float" office:value="35.8692666666667">
            <text:p>35,87</text:p>
          </table:table-cell>
          <table:table-cell table:number-columns-repeated="2"/>
        </table:table-row>
        <table:table-row table:style-name="ro1">
          <table:table-cell table:formula="of:=SUM([.D1:.D5])" office:value-type="float" office:value="70.4659232200191">
            <text:p>70,46592322</text:p>
          </table:table-cell>
          <table:table-cell table:formula="of:=[.A14]/5" office:value-type="float" office:value="14.0931846440038">
            <text:p>14,093184644</text:p>
          </table:table-cell>
          <table:table-cell table:formula="of:=(0.0225*0.16*9.81)/([.B14]/[.B15])" office:value-type="float" office:value="0.010254110454835">
            <text:p>0,0102541105</text:p>
          </table:table-cell>
          <table:table-cell table:formula="of:=[.C14]*10^3" office:value-type="float" office:value="10.254110454835">
            <text:p>10,2541104548</text:p>
          </table:table-cell>
          <table:table-cell table:number-columns-repeated="24"/>
          <table:table-cell table:style-name="ce5" office:value-type="float" office:value="5.5">
            <text:p>5,50</text:p>
          </table:table-cell>
          <table:table-cell table:style-name="ce5" table:formula="of:=2*3.14*[.AD2]" office:value-type="float" office:value="5.70909090909091">
            <text:p>5,71</text:p>
          </table:table-cell>
          <table:table-cell table:style-name="ce5" table:formula="of:=[.AC2]*2*3.14/600" office:value-type="float" office:value="28.1867333333333">
            <text:p>28,19</text:p>
          </table:table-cell>
          <table:table-cell table:number-columns-repeated="2"/>
        </table:table-row>
        <table:table-row table:style-name="ro1">
          <table:table-cell table:formula="of:=SUM([.B1:.B5])" office:value-type="float" office:value="20.46">
            <text:p>20,46</text:p>
          </table:table-cell>
          <table:table-cell table:formula="of:=[.A15]/5" office:value-type="float" office:value="4.092">
            <text:p>4,092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" table:formula="of:=[.H1]/600" office:value-type="float" office:value="7.80833333333333">
            <text:p>7,81</text:p>
          </table:table-cell>
          <table:table-cell table:style-name="ce5" table:formula="of:=[.I1]/600" office:value-type="float" office:value="7.64666666666667">
            <text:p>7,65</text:p>
          </table:table-cell>
          <table:table-cell table:style-name="ce5" table:formula="of:=[.J1]/600" office:value-type="float" office:value="6.80666666666667">
            <text:p>6,81</text:p>
          </table:table-cell>
          <table:table-cell table:number-columns-repeated="18"/>
          <table:table-cell table:style-name="ce5" office:value-type="float" office:value="7.53">
            <text:p>7,53</text:p>
          </table:table-cell>
          <table:table-cell table:style-name="ce5" table:formula="of:=2*3.14*[.AD3]" office:value-type="float" office:value="4.16998671978752">
            <text:p>4,17</text:p>
          </table:table-cell>
          <table:table-cell table:style-name="ce5" table:formula="of:=[.AC3]*2*3.14/600" office:value-type="float" office:value="28.103">
            <text:p>28,1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5+[.G15]" office:value-type="float" office:value="5">
            <text:p>5</text:p>
          </table:table-cell>
          <table:table-cell table:style-name="ce5" table:formula="of:=[.H2]/600" office:value-type="float" office:value="7.5">
            <text:p>7,50</text:p>
          </table:table-cell>
          <table:table-cell table:style-name="ce5" table:formula="of:=[.I2]/600" office:value-type="float" office:value="7.27833333333333">
            <text:p>7,28</text:p>
          </table:table-cell>
          <table:table-cell table:style-name="ce5" table:formula="of:=[.J2]/600" office:value-type="float" office:value="6.48">
            <text:p>6,48</text:p>
          </table:table-cell>
          <table:table-cell table:number-columns-repeated="18"/>
          <table:table-cell table:style-name="ce5" office:value-type="float" office:value="7.66">
            <text:p>7,66</text:p>
          </table:table-cell>
          <table:table-cell table:style-name="ce5" table:formula="of:=2*3.14*[.AD4]" office:value-type="float" office:value="4.09921671018277">
            <text:p>4,10</text:p>
          </table:table-cell>
          <table:table-cell table:style-name="ce5" table:formula="of:=[.AC4]*2*3.14/600" office:value-type="float" office:value="24.3193">
            <text:p>24,32</text:p>
          </table:table-cell>
          <table:table-cell/>
          <table:table-cell office:value-type="float" office:value="0.16">
            <text:p>0,16</text:p>
          </table:table-cell>
        </table:table-row>
        <table:table-row table:style-name="ro1">
          <table:table-cell table:number-columns-repeated="6"/>
          <table:table-cell table:formula="of:=5+[.G16]" office:value-type="float" office:value="10">
            <text:p>10</text:p>
          </table:table-cell>
          <table:table-cell table:style-name="ce5" table:formula="of:=[.H3]/600" office:value-type="float" office:value="7.28">
            <text:p>7,28</text:p>
          </table:table-cell>
          <table:table-cell table:style-name="ce5" table:formula="of:=[.I3]/600" office:value-type="float" office:value="7.01333333333333">
            <text:p>7,01</text:p>
          </table:table-cell>
          <table:table-cell table:style-name="ce5" table:formula="of:=[.J3]/600" office:value-type="float" office:value="6.00833333333333">
            <text:p>6,01</text:p>
          </table:table-cell>
          <table:table-cell table:number-columns-repeated="18"/>
          <table:table-cell table:style-name="ce5" office:value-type="float" office:value="5.5">
            <text:p>5,50</text:p>
          </table:table-cell>
          <table:table-cell table:style-name="ce5" table:formula="of:=2*3.14*[.AD5]" office:value-type="float" office:value="5.70909090909091">
            <text:p>5,71</text:p>
          </table:table-cell>
          <table:table-cell table:style-name="ce5" table:formula="of:=[.AC5]*2*3.14/600" office:value-type="float" office:value="28.1867333333333">
            <text:p>28,19</text:p>
          </table:table-cell>
          <table:table-cell table:number-columns-repeated="2"/>
        </table:table-row>
        <table:table-row table:style-name="ro1">
          <table:table-cell table:formula="of:=SUM([.D6:.D10])" office:value-type="float" office:value="58.9048622548086">
            <text:p>58,9048622548</text:p>
          </table:table-cell>
          <table:table-cell table:formula="of:=[.A18]/5" office:value-type="float" office:value="11.7809724509617">
            <text:p>11,780972451</text:p>
          </table:table-cell>
          <table:table-cell table:formula="of:=(0.0225*0.11*9.81)/([.B18]/[.B19])" office:value-type="float" office:value="0.009513249136819">
            <text:p>0,0095132491</text:p>
          </table:table-cell>
          <table:table-cell table:formula="of:=[.C18]*10^3" office:value-type="float" office:value="9.513249136819">
            <text:p>9,5132491368</text:p>
          </table:table-cell>
          <table:table-cell table:number-columns-repeated="2"/>
          <table:table-cell table:formula="of:=5+[.G17]" office:value-type="float" office:value="15">
            <text:p>15</text:p>
          </table:table-cell>
          <table:table-cell table:style-name="ce5" table:formula="of:=[.H4]/600" office:value-type="float" office:value="6.91833333333333">
            <text:p>6,92</text:p>
          </table:table-cell>
          <table:table-cell table:style-name="ce5" table:formula="of:=[.I4]/600" office:value-type="float" office:value="6.81333333333333">
            <text:p>6,81</text:p>
          </table:table-cell>
          <table:table-cell table:style-name="ce5" table:formula="of:=[.J4]/600" office:value-type="float" office:value="5.915">
            <text:p>5,92</text:p>
          </table:table-cell>
          <table:table-cell table:number-columns-repeated="18"/>
          <table:table-cell table:style-name="ce5" office:value-type="float" office:value="8.25">
            <text:p>8,25</text:p>
          </table:table-cell>
          <table:table-cell table:style-name="ce5" table:formula="of:=2*3.14*[.AD6]" office:value-type="float" office:value="3.80606060606061">
            <text:p>3,81</text:p>
          </table:table-cell>
          <table:table-cell table:style-name="ce5" table:formula="of:=[.AC6]*2*3.14/600" office:value-type="float" office:value="21.352">
            <text:p>21,35</text:p>
          </table:table-cell>
          <table:table-cell table:number-columns-repeated="2"/>
        </table:table-row>
        <table:table-row table:style-name="ro1">
          <table:table-cell table:formula="of:=SUM([.B6:.B10])" office:value-type="float" office:value="23.08">
            <text:p>23,08</text:p>
          </table:table-cell>
          <table:table-cell table:formula="of:=[.A19]/5" office:value-type="float" office:value="4.616">
            <text:p>4,616</text:p>
          </table:table-cell>
          <table:table-cell table:number-columns-repeated="4"/>
          <table:table-cell table:formula="of:=5+[.G18]" office:value-type="float" office:value="20">
            <text:p>20</text:p>
          </table:table-cell>
          <table:table-cell table:style-name="ce5" table:formula="of:=[.H5]/600" office:value-type="float" office:value="6.665">
            <text:p>6,67</text:p>
          </table:table-cell>
          <table:table-cell table:style-name="ce5" table:formula="of:=[.I5]/600" office:value-type="float" office:value="6.51">
            <text:p>6,51</text:p>
          </table:table-cell>
          <table:table-cell table:style-name="ce5" table:formula="of:=[.J5]/600" office:value-type="float" office:value="5.675">
            <text:p>5,68</text:p>
          </table:table-cell>
          <table:table-cell table:number-columns-repeated="11"/>
          <table:table-cell office:value-type="float" office:value="6.2224391487656">
            <text:p>6,2224391488</text:p>
          </table:table-cell>
          <table:table-cell table:number-columns-repeated="6"/>
          <table:table-cell table:style-name="ce5" office:value-type="float" office:value="5.66">
            <text:p>5,66</text:p>
          </table:table-cell>
          <table:table-cell table:style-name="ce5" table:formula="of:=2*3.14*[.AD7]" office:value-type="float" office:value="5.54770318021201">
            <text:p>5,55</text:p>
          </table:table-cell>
          <table:table-cell table:style-name="ce5" table:formula="of:=[.AC7]*2*3.14/600" office:value-type="float" office:value="56.1275">
            <text:p>56,1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5+[.G19]" office:value-type="float" office:value="25">
            <text:p>25</text:p>
          </table:table-cell>
          <table:table-cell table:style-name="ce5" table:formula="of:=[.H6]/600" office:value-type="float" office:value="6.48">
            <text:p>6,48</text:p>
          </table:table-cell>
          <table:table-cell table:style-name="ce5" table:formula="of:=[.I6]/600" office:value-type="float" office:value="6.275">
            <text:p>6,28</text:p>
          </table:table-cell>
          <table:table-cell table:style-name="ce5" table:formula="of:=[.J6]/600" office:value-type="float" office:value="5.47">
            <text:p>5,47</text:p>
          </table:table-cell>
          <table:table-cell table:number-columns-repeated="18"/>
          <table:table-cell table:style-name="ce5" office:value-type="float" office:value="6.47">
            <text:p>6,47</text:p>
          </table:table-cell>
          <table:table-cell table:style-name="ce5" table:formula="of:=2*3.14*[.AD8]" office:value-type="float" office:value="4.8531684698609">
            <text:p>4,85</text:p>
          </table:table-cell>
          <table:table-cell table:style-name="ce5" table:formula="of:=[.AC8]*2*3.14/600" office:value-type="float" office:value="21.6503">
            <text:p>21,6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5+[.G20]" office:value-type="float" office:value="30">
            <text:p>30</text:p>
          </table:table-cell>
          <table:table-cell table:style-name="ce5" table:formula="of:=[.H7]/600" office:value-type="float" office:value="6.29333333333333">
            <text:p>6,29</text:p>
          </table:table-cell>
          <table:table-cell table:style-name="ce5" table:formula="of:=[.I7]/600" office:value-type="float" office:value="6.00833333333333">
            <text:p>6,01</text:p>
          </table:table-cell>
          <table:table-cell table:style-name="ce5" table:formula="of:=[.J7]/600" office:value-type="float" office:value="5.31333333333333">
            <text:p>5,31</text:p>
          </table:table-cell>
          <table:table-cell table:number-columns-repeated="11"/>
          <table:table-cell office:value-type="float" office:value="1.0454178857557">
            <text:p>1,0454178858</text:p>
          </table:table-cell>
          <table:table-cell table:number-columns-repeated="6"/>
          <table:table-cell table:style-name="ce5" office:value-type="float" office:value="10.68">
            <text:p>10,68</text:p>
          </table:table-cell>
          <table:table-cell table:style-name="ce5" table:formula="of:=2*3.14*[.AD9]" office:value-type="float" office:value="2.94007490636704">
            <text:p>2,94</text:p>
          </table:table-cell>
          <table:table-cell table:style-name="ce5" table:formula="of:=[.AC9]*2*3.14/600" office:value-type="float" office:value="15.9773666666667">
            <text:p>15,9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5+[.G21]" office:value-type="float" office:value="35">
            <text:p>35</text:p>
          </table:table-cell>
          <table:table-cell table:style-name="ce5" table:formula="of:=[.H8]/600" office:value-type="float" office:value="5.60833333333333">
            <text:p>5,61</text:p>
          </table:table-cell>
          <table:table-cell table:style-name="ce5" table:formula="of:=[.I8]/600" office:value-type="float" office:value="5.795">
            <text:p>5,80</text:p>
          </table:table-cell>
          <table:table-cell table:style-name="ce5" table:formula="of:=[.J8]/600" office:value-type="float" office:value="5.05166666666667">
            <text:p>5,0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formula="of:=5+[.G22]" office:value-type="float" office:value="40">
            <text:p>40</text:p>
          </table:table-cell>
          <table:table-cell table:style-name="ce5" table:formula="of:=[.H9]/600" office:value-type="float" office:value="5.73833333333333">
            <text:p>5,74</text:p>
          </table:table-cell>
          <table:table-cell table:style-name="ce5" table:formula="of:=[.I9]/600" office:value-type="float" office:value="5.55833333333333">
            <text:p>5,56</text:p>
          </table:table-cell>
          <table:table-cell table:style-name="ce5" table:formula="of:=[.J9]/600" office:value-type="float" office:value="4.895">
            <text:p>4,90</text:p>
          </table:table-cell>
          <table:table-cell table:number-columns-repeated="22"/>
          <table:table-cell table:style-name="ce1" office:value-type="float" office:value="0.16039822049384">
            <text:p>1,60E-001</text:p>
          </table:table-cell>
        </table:table-row>
        <table:table-row table:style-name="ro1">
          <table:table-cell table:number-columns-repeated="6"/>
          <table:table-cell table:formula="of:=5+[.G23]" office:value-type="float" office:value="45">
            <text:p>45</text:p>
          </table:table-cell>
          <table:table-cell table:style-name="ce5" table:formula="of:=[.H10]/600" office:value-type="float" office:value="5.35666666666667">
            <text:p>5,36</text:p>
          </table:table-cell>
          <table:table-cell table:style-name="ce5" table:formula="of:=[.I10]/600" office:value-type="float" office:value="5.35666666666667">
            <text:p>5,36</text:p>
          </table:table-cell>
          <table:table-cell table:style-name="ce5" table:formula="of:=[.J10]/600" office:value-type="float" office:value="4.68833333333333">
            <text:p>4,69</text:p>
          </table:table-cell>
          <table:table-cell table:number-columns-repeated="18"/>
          <table:table-cell office:value-type="string">
            <text:p>10g</text:p>
          </table:table-cell>
          <table:table-cell/>
          <table:table-cell office:value-type="string">
            <text:p>60g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5+[.G24]" office:value-type="float" office:value="50">
            <text:p>50</text:p>
          </table:table-cell>
          <table:table-cell table:style-name="ce5" table:formula="of:=[.H11]/600" office:value-type="float" office:value="5.29166666666667">
            <text:p>5,29</text:p>
          </table:table-cell>
          <table:table-cell table:style-name="ce5" table:formula="of:=[.I11]/600" office:value-type="float" office:value="5.16">
            <text:p>5,16</text:p>
          </table:table-cell>
          <table:table-cell table:style-name="ce5" table:formula="of:=[.J11]/600" office:value-type="float" office:value="4.51333333333333">
            <text:p>4,51</text:p>
          </table:table-cell>
          <table:table-cell table:number-columns-repeated="18"/>
          <table:table-cell table:style-name="ce2" office:value-type="string">
            <text:p>1,0704628960117 +/- 1,8988573710920e-02</text:p>
          </table:table-cell>
          <table:table-cell/>
          <table:table-cell table:style-name="ce2" office:value-type="string">
            <text:p>1,6039822049384e-01 +/- 2,4107831533831e-0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5+[.G25]" office:value-type="float" office:value="55">
            <text:p>55</text:p>
          </table:table-cell>
          <table:table-cell table:style-name="ce5" table:formula="of:=[.H12]/600" office:value-type="float" office:value="5.10333333333333">
            <text:p>5,10</text:p>
          </table:table-cell>
          <table:table-cell table:style-name="ce5" table:formula="of:=[.I12]/600" office:value-type="float" office:value="4.915">
            <text:p>4,92</text:p>
          </table:table-cell>
          <table:table-cell table:style-name="ce5" table:formula="of:=[.J12]/600" office:value-type="float" office:value="4.34333333333333">
            <text:p>4,34</text:p>
          </table:table-cell>
          <table:table-cell table:number-columns-repeated="11"/>
          <table:table-cell table:formula="of:=4.22*10^(-3)" office:value-type="float" office:value="0.00422">
            <text:p>0,00422</text:p>
          </table:table-cell>
          <table:table-cell table:formula="of:=[.V26]/[.V27]" office:value-type="float" office:value="0.00401904761904762">
            <text:p>0,004019047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5+[.G26]" office:value-type="float" office:value="60">
            <text:p>60</text:p>
          </table:table-cell>
          <table:table-cell table:style-name="ce5" table:formula="of:=[.H13]/600" office:value-type="float" office:value="4.89333333333333">
            <text:p>4,89</text:p>
          </table:table-cell>
          <table:table-cell table:style-name="ce5" table:formula="of:=[.I13]/600" office:value-type="float" office:value="4.73333333333333">
            <text:p>4,73</text:p>
          </table:table-cell>
          <table:table-cell table:style-name="ce5" table:formula="of:=[.J13]/600" office:value-type="float" office:value="4.18666666666667">
            <text:p>4,19</text:p>
          </table:table-cell>
          <table:table-cell table:number-columns-repeated="11"/>
          <table:table-cell office:value-type="float" office:value="1.05">
            <text:p>1,05</text:p>
          </table:table-cell>
          <table:table-cell table:number-columns-repeated="6"/>
          <table:table-cell table:style-name="ce1" office:value-type="float" office:value="0.020826711759677">
            <text:p>2,08E-002</text:p>
          </table:table-cell>
          <table:table-cell/>
          <table:table-cell table:style-name="ce1" office:value-type="float" office:value="0.19016125857193">
            <text:p>1,90E-001</text:p>
          </table:table-cell>
          <table:table-cell table:number-columns-repeated="2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25"/>
        </table:table-row>
        <table:table-row table:style-name="ro1">
          <table:table-cell table:number-columns-repeated="5"/>
          <table:table-cell table:style-name="ce2" office:value-type="string">
            <text:p>tab1</text:p>
          </table:table-cell>
          <table:table-cell table:style-name="ce2" table:number-columns-repeated="2"/>
          <table:table-cell office:value-type="string">
            <text:p>tab2</text:p>
          </table:table-cell>
          <table:table-cell table:number-columns-repeated="2"/>
          <table:table-cell office:value-type="string">
            <text:p>tab3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>
            <text:p>A</text:p>
          </table:table-cell>
          <table:table-cell office:value-type="string">
            <text:p>Fehler</text:p>
          </table:table-cell>
          <table:table-cell/>
          <table:table-cell office:value-type="string">
            <text:p>A</text:p>
          </table:table-cell>
          <table:table-cell office:value-type="string">
            <text:p>Fehler</text:p>
          </table:table-cell>
          <table:table-cell/>
          <table:table-cell table:style-name="ce6" office:value-type="string">
            <text:p>A</text:p>
          </table:table-cell>
          <table:table-cell table:style-name="ce1" office:value-type="string">
            <text:p>Fehler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float" office:value="7.8294905286263">
            <text:p>7,8294905286</text:p>
          </table:table-cell>
          <table:table-cell table:style-name="ce4" office:value-type="float" office:value="0.034948776317752">
            <text:p>0,0349487763</text:p>
          </table:table-cell>
          <table:table-cell/>
          <table:table-cell office:value-type="float" office:value="7.6213528984368">
            <text:p>7,6213528984</text:p>
          </table:table-cell>
          <table:table-cell office:value-type="float" office:value="0.015398120002358">
            <text:p>0,01539812</text:p>
          </table:table-cell>
          <table:table-cell/>
          <table:table-cell office:value-type="float" office:value="6.6912479437433">
            <text:p>6,6912479437</text:p>
          </table:table-cell>
          <table:table-cell office:value-type="float" office:value="0.039349779021308">
            <text:p>0,039349779</text:p>
          </table:table-cell>
          <table:table-cell table:number-columns-repeated="20"/>
        </table:table-row>
        <table:table-row table:style-name="ro1">
          <table:table-cell table:number-columns-repeated="5"/>
          <table:table-cell table:formula="of:=[.F34]+[.G34]" office:value-type="float" office:value="7.86443930494405">
            <text:p>7,8644393049</text:p>
          </table:table-cell>
          <table:table-cell table:number-columns-repeated="2"/>
          <table:table-cell table:formula="of:=[.I34]+[.J34]" office:value-type="float" office:value="7.63675101843916">
            <text:p>7,6367510184</text:p>
          </table:table-cell>
          <table:table-cell table:number-columns-repeated="2"/>
          <table:table-cell table:formula="of:=[.L34]+[.M34]" office:value-type="float" office:value="6.73059772276461">
            <text:p>6,7305977228</text:p>
          </table:table-cell>
          <table:table-cell table:number-columns-repeated="21"/>
        </table:table-row>
        <table:table-row table:style-name="ro1">
          <table:table-cell table:number-columns-repeated="5"/>
          <table:table-cell table:formula="of:=[.F34]-[.G34]" office:value-type="float" office:value="7.79454175230855">
            <text:p>7,7945417523</text:p>
          </table:table-cell>
          <table:table-cell table:number-columns-repeated="2"/>
          <table:table-cell table:formula="of:=[.I34]-[.J34]" office:value-type="float" office:value="7.60595477843444">
            <text:p>7,6059547784</text:p>
          </table:table-cell>
          <table:table-cell table:number-columns-repeated="2"/>
          <table:table-cell table:formula="of:=[.L34]-[.M34]" office:value-type="float" office:value="6.65189816472199">
            <text:p>6,6518981647</text:p>
          </table:table-cell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>
            <text:p>t</text:p>
          </table:table-cell>
          <table:table-cell office:value-type="string">
            <text:p>Fehler</text:p>
          </table:table-cell>
          <table:table-cell office:value-type="string">
            <text:p>t_inv</text:p>
          </table:table-cell>
          <table:table-cell office:value-type="string">
            <text:p>t</text:p>
          </table:table-cell>
          <table:table-cell office:value-type="string">
            <text:p>Fehler</text:p>
          </table:table-cell>
          <table:table-cell/>
          <table:table-cell office:value-type="string">
            <text:p>t</text:p>
          </table:table-cell>
          <table:table-cell office:value-type="string">
            <text:p>Fehler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127.64480857994">
            <text:p>127,6448085799</text:p>
          </table:table-cell>
          <table:table-cell office:value-type="float" office:value="2.374577023407">
            <text:p>2,3745770234</text:p>
          </table:table-cell>
          <table:table-cell table:formula="of:=1/[.F39]" office:value-type="float" office:value="0.00783423948944803">
            <text:p>0,0078342395</text:p>
          </table:table-cell>
          <table:table-cell office:value-type="float" office:value="126.97737917236">
            <text:p>126,9773791724</text:p>
          </table:table-cell>
          <table:table-cell office:value-type="float" office:value="1.0644441201749">
            <text:p>1,0644441202</text:p>
          </table:table-cell>
          <table:table-cell table:formula="of:=1/[.I39]" office:value-type="float" office:value="0.00787541849200237">
            <text:p>0,0078754185</text:p>
          </table:table-cell>
          <table:table-cell office:value-type="float" office:value="126.35630745466">
            <text:p>126,3563074547</text:p>
          </table:table-cell>
          <table:table-cell office:value-type="float" office:value="3.0704048316058">
            <text:p>3,0704048316</text:p>
          </table:table-cell>
          <table:table-cell table:formula="of:=1/[.L39]" office:value-type="float" office:value="0.00791412807278201">
            <text:p>0,007914128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39]+[.G39]" office:value-type="float" office:value="130.019385603347">
            <text:p>130,0193856033</text:p>
          </table:table-cell>
          <table:table-cell/>
          <table:table-cell table:style-name="ce1"/>
          <table:table-cell table:formula="of:=[.I39]+[.J39]" office:value-type="float" office:value="128.041823292535">
            <text:p>128,0418232925</text:p>
          </table:table-cell>
          <table:table-cell table:number-columns-repeated="2"/>
          <table:table-cell table:formula="of:=[.L39]+[.M39]" office:value-type="float" office:value="129.426712286266">
            <text:p>129,4267122863</text:p>
          </table:table-cell>
          <table:table-cell table:number-columns-repeated="21"/>
        </table:table-row>
        <table:table-row table:style-name="ro1">
          <table:table-cell table:number-columns-repeated="5"/>
          <table:table-cell table:formula="of:=[.F39]-[.G39]" office:value-type="float" office:value="125.270231556533">
            <text:p>125,2702315565</text:p>
          </table:table-cell>
          <table:table-cell table:number-columns-repeated="2"/>
          <table:table-cell table:formula="of:=[.I39]-[.J39]" office:value-type="float" office:value="125.912935052185">
            <text:p>125,9129350522</text:p>
          </table:table-cell>
          <table:table-cell table:number-columns-repeated="2"/>
          <table:table-cell table:formula="of:=[.L39]-[.M39]" office:value-type="float" office:value="123.285902623054">
            <text:p>123,2859026231</text:p>
          </table:table-cell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1"/>
          <table:table-cell table:formula="of:=1/[.L40]" office:value-type="float" office:value="0.00772638029920904">
            <text:p>0,0077263803</text:p>
          </table:table-cell>
          <table:table-cell table:formula="of:=[.L43]-[.N39]" office:value-type="float" office:value="-0.000187747773572979">
            <text:p>-0,0001877478</text:p>
          </table:table-cell>
          <table:table-cell table:number-columns-repeated="20"/>
        </table:table-row>
        <table:table-row table:style-name="ro1">
          <table:table-cell table:number-columns-repeated="11"/>
          <table:table-cell table:formula="of:=1/[.L41]" office:value-type="float" office:value="0.00811122746983889">
            <text:p>0,0081112275</text:p>
          </table:table-cell>
          <table:table-cell table:formula="of:=[.L44]-[.N39]" office:value-type="float" office:value="0.000197099397056878">
            <text:p>0,0001970994</text:p>
          </table:table-cell>
          <table:table-cell table:number-columns-repeated="20"/>
        </table:table-row>
        <table:table-row table:style-name="ro1">
          <table:table-cell table:number-columns-repeated="33"/>
        </table:table-row>
        <table:table-row table:style-name="ro3">
          <table:table-cell table:number-columns-repeated="5"/>
          <table:table-cell table:style-name="ce3" table:formula="of:= 0.000148503*10^5" office:value-type="float" office:value="14.8503">
            <text:p>14,8503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8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30.09.2015</text:date>, <text:time>08:05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2:09:54.465015854</meta:creation-date>
    <dc:date>2015-09-30T08:05:51.67</dc:date>
    <meta:editing-duration>PT10H21M16S</meta:editing-duration>
    <meta:editing-cycles>12</meta:editing-cycles>
    <meta:generator>OpenOffice/4.1.1$Win32 OpenOffice.org_project/411m6$Build-9775</meta:generator>
    <meta:document-statistic meta:table-count="1" meta:cell-count="400" meta:object-count="0"/>
    <meta:user-defined meta:name="qrichtext">1</meta:user-defined>
  </office:meta>
</office:document-meta>
</file>